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Heading_20_4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Глава 5: Продвинутые темы и инструменты</text:h>
      <text:h text:style-name="P2" text:outline-level="4">1. WebSockets и HTTP/2</text:h>
      <text:p text:style-name="P1"><text:span text:style-name="Strong_20_Emphasis">WebSockets</text:span> - это технология, позволяющая устанавливать постоянное двустороннее соединение между клиентом и сервером, обеспечивая возможность мгновенной двусторонней передачи данных. Они отличаются от традиционных HTTP-запросов и позволяют реальному времени взаимодействовать между клиентом и сервером.</text:p>
      <text:p text:style-name="P1"><text:span text:style-name="Strong_20_Emphasis">HTTP/2</text:span> - это новая версия протокола HTTP, разработанная для улучшения производительности. Она предоставляет механизмы мультиплексирования запросов, сжатие заголовков, возможность приоритизации запросов и другие улучшения.</text:p>
      <text:h text:style-name="P2" text:outline-level="4">2. Отладка и инструменты разработки</text:h>
      <text:p text:style-name="P1">Инструменты для отладки HTTP-запросов и ответов играют важную роль в разработке веб-приложений. DevTools в браузерах, такие как Chrome DevTools или Firefox Developer Tools, предоставляют функциональность для анализа трафика, просмотра HTTP-запросов и ответов, отладки кода, изменения запросов и многое другое.</text:p>
      <text:h text:style-name="P2" text:outline-level="4">Заключение</text:h>
      <text:p text:style-name="P1">Глава 5 представляет продвинутые темы, связанные с HTTP, включая технологии WebSockets и HTTP/2. WebSockets обеспечивают реальное время обмена данными, а HTTP/2 улучшает производительность веб-приложений. Также рассматриваются инструменты отладки, которые помогают разработчикам эффективно анализировать и отлаживать HTTP-трафик для создания более надежных и производительных веб-приложени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9:07:40.17</dc:date>
    <meta:document-statistic meta:table-count="0" meta:image-count="0" meta:object-count="0" meta:page-count="1" meta:paragraph-count="8" meta:word-count="155" meta:character-count="1328"/>
    <dc:creator>Dima Wide</dc:creator>
    <meta:user-defined meta:name="Info 1"/>
    <meta:user-defined meta:name="Info 2"/>
    <meta:user-defined meta:name="Info 3"/>
    <meta:user-defined meta:name="Info 4"/>
  </office:meta>
</office:document-meta>
</file>